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IVERA HERRERA, IVAN EDUARD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430350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752124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IVERA HERRERA, IVAN EDUARD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43035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75892309</text:p>
          </table:table-cell>
          <table:table-cell table:style-name="Tabla2.D3" office:value-type="string">
            <text:p text:style-name="P17">3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0:58:58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